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paragraph-rsid="0009db63"/>
    </style:style>
    <style:style style:name="P2" style:family="paragraph" style:parent-style-name="Header">
      <style:text-properties officeooo:rsid="0019a9ec" officeooo:paragraph-rsid="0009db63"/>
    </style:style>
    <style:style style:name="P3" style:family="paragraph" style:parent-style-name="Standard">
      <style:text-properties officeooo:paragraph-rsid="0009db63"/>
    </style:style>
    <style:style style:name="P4" style:family="paragraph" style:parent-style-name="Text_20_body">
      <style:text-properties officeooo:rsid="0019a9ec" officeooo:paragraph-rsid="0009db63"/>
    </style:style>
    <style:style style:name="P5" style:family="paragraph" style:parent-style-name="Text_20_body">
      <style:text-properties officeooo:rsid="00200840" officeooo:paragraph-rsid="0009db63"/>
    </style:style>
    <style:style style:name="P6" style:family="paragraph" style:parent-style-name="Text_20_body">
      <style:text-properties officeooo:rsid="00105bd4" officeooo:paragraph-rsid="00105bd4"/>
    </style:style>
    <style:style style:name="P7" style:family="paragraph" style:parent-style-name="Text_20_body">
      <style:text-properties officeooo:rsid="0010a5cc" officeooo:paragraph-rsid="0010a5cc"/>
    </style:style>
    <style:style style:name="P8" style:family="paragraph" style:parent-style-name="Text_20_body">
      <style:text-properties officeooo:rsid="0013fb73" officeooo:paragraph-rsid="0013fb73"/>
    </style:style>
    <style:style style:name="P9" style:family="paragraph" style:parent-style-name="Text_20_body">
      <style:text-properties officeooo:rsid="0017e0c6" officeooo:paragraph-rsid="0017e0c6"/>
    </style:style>
    <style:style style:name="P10" style:family="paragraph" style:parent-style-name="Text_20_body">
      <style:text-properties officeooo:rsid="001907d6" officeooo:paragraph-rsid="001907d6"/>
    </style:style>
    <style:style style:name="P11" style:family="paragraph" style:parent-style-name="Text_20_body">
      <style:text-properties officeooo:rsid="001b6cc9" officeooo:paragraph-rsid="001b6cc9"/>
    </style:style>
    <style:style style:name="P12" style:family="paragraph" style:parent-style-name="Text_20_body">
      <style:text-properties officeooo:rsid="001cf0b7" officeooo:paragraph-rsid="001cf0b7"/>
    </style:style>
    <style:style style:name="P13" style:family="paragraph" style:parent-style-name="Text_20_body">
      <style:paragraph-properties fo:break-before="page"/>
      <style:text-properties officeooo:rsid="000c32cd" officeooo:paragraph-rsid="000c32cd"/>
    </style:style>
    <style:style style:name="P14" style:family="paragraph" style:parent-style-name="Contents_20_1">
      <style:paragraph-properties>
        <style:tab-stops>
          <style:tab-stop style:position="6.6929in" style:type="right" style:leader-style="dotted" style:leader-text="."/>
        </style:tab-stops>
      </style:paragraph-properties>
    </style:style>
    <style:style style:name="P15" style:family="paragraph" style:parent-style-name="Title">
      <style:text-properties fo:font-size="24pt" officeooo:rsid="000c32cd" officeooo:paragraph-rsid="000c32cd" style:font-size-asian="24pt" style:font-size-complex="24pt"/>
    </style:style>
    <style:style style:name="P16" style:family="paragraph" style:parent-style-name="Title">
      <style:text-properties fo:font-size="22pt" officeooo:rsid="000c32cd" officeooo:paragraph-rsid="000c32cd" style:font-size-asian="22pt" style:font-size-complex="22pt"/>
    </style:style>
    <style:style style:name="P17" style:family="paragraph" style:parent-style-name="Title">
      <style:text-properties fo:font-size="20pt" officeooo:rsid="000c32cd" officeooo:paragraph-rsid="000c32cd" style:font-size-asian="20pt" style:font-size-complex="20pt"/>
    </style:style>
    <style:style style:name="P18" style:family="paragraph" style:parent-style-name="Title">
      <style:text-properties fo:font-size="20pt" officeooo:rsid="001f026d" officeooo:paragraph-rsid="001f026d" style:font-size-asian="20pt" style:font-size-complex="20pt"/>
    </style:style>
    <style:style style:name="P19" style:family="paragraph" style:parent-style-name="Text_20_body">
      <style:text-properties officeooo:rsid="00123eac" officeooo:paragraph-rsid="001160b0"/>
    </style:style>
    <style:style style:name="P20" style:family="paragraph" style:parent-style-name="Text_20_body" style:list-style-name="L1">
      <style:text-properties officeooo:rsid="00123eac" officeooo:paragraph-rsid="00123eac"/>
    </style:style>
    <style:style style:name="P21" style:family="paragraph" style:parent-style-name="Text_20_body" style:list-style-name="L1">
      <style:text-properties officeooo:rsid="0015f4b1" officeooo:paragraph-rsid="0015f4b1"/>
    </style:style>
    <style:style style:name="P22" style:family="paragraph" style:parent-style-name="Text_20_body" style:list-style-name="L2">
      <style:text-properties officeooo:rsid="0015f4b1" officeooo:paragraph-rsid="0015f4b1"/>
    </style:style>
    <style:style style:name="P23" style:family="paragraph" style:parent-style-name="Text_20_body" style:list-style-name="L2">
      <style:text-properties officeooo:rsid="0013fb73" officeooo:paragraph-rsid="0013fb73"/>
    </style:style>
    <style:style style:name="P24" style:family="paragraph" style:parent-style-name="Text_20_body" style:list-style-name="L2">
      <style:text-properties officeooo:rsid="0017e0c6" officeooo:paragraph-rsid="0017e0c6"/>
    </style:style>
    <style:style style:name="P25" style:family="paragraph" style:parent-style-name="Heading_20_1">
      <style:text-properties officeooo:rsid="001b6986" officeooo:paragraph-rsid="0009db63"/>
    </style:style>
    <style:style style:name="P26" style:family="paragraph" style:parent-style-name="Heading_20_1">
      <style:text-properties officeooo:rsid="001160b0" officeooo:paragraph-rsid="001160b0"/>
    </style:style>
    <style:style style:name="P27" style:family="paragraph" style:parent-style-name="Heading_20_1">
      <style:text-properties officeooo:rsid="001a3a6d" officeooo:paragraph-rsid="001a3a6d"/>
    </style:style>
    <style:style style:name="T1" style:family="text">
      <style:text-properties officeooo:rsid="0019a9ec"/>
    </style:style>
    <style:style style:name="T2" style:family="text">
      <style:text-properties officeooo:rsid="002311f9"/>
    </style:style>
    <style:style style:name="T3" style:family="text">
      <style:text-properties style:font-name="Courier"/>
    </style:style>
    <style:style style:name="T4" style:family="text">
      <style:text-properties officeooo:rsid="0009db63"/>
    </style:style>
    <style:style style:name="T5" style:family="text">
      <style:text-properties officeooo:rsid="001f026d"/>
    </style:style>
    <style:style style:name="T6" style:family="text">
      <style:text-properties officeooo:rsid="000c32cd"/>
    </style:style>
    <style:style style:name="T7" style:family="text">
      <style:text-properties officeooo:rsid="000d44ea"/>
    </style:style>
    <style:style style:name="T8" style:family="text">
      <style:text-properties officeooo:rsid="0010a5cc"/>
    </style:style>
    <style:style style:name="T9" style:family="text">
      <style:text-properties officeooo:rsid="001160b0"/>
    </style:style>
    <style:style style:name="T10" style:family="text">
      <style:text-properties officeooo:rsid="00123eac"/>
    </style:style>
    <style:style style:name="T11" style:family="text">
      <style:text-properties officeooo:rsid="0013fb73"/>
    </style:style>
    <style:style style:name="T12" style:family="text">
      <style:text-properties officeooo:rsid="0015f4b1"/>
    </style:style>
    <style:style style:name="T13" style:family="text">
      <style:text-properties officeooo:rsid="0017e0c6"/>
    </style:style>
    <style:style style:name="T14" style:family="text">
      <style:text-properties officeooo:rsid="001b6cc9"/>
    </style:style>
    <style:style style:name="T15" style:family="text">
      <style:text-properties officeooo:rsid="001c51da"/>
    </style:style>
    <style:style style:name="T16" style:family="text">
      <style:text-properties officeooo:rsid="001cf0b7"/>
    </style:style>
    <style:style style:name="T17" style:family="text">
      <style:text-properties officeooo:rsid="001ee207"/>
    </style:style>
    <style:style style:name="T18" style:family="text">
      <style:text-properties officeooo:rsid="0020f9d1"/>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5">DatabaseClient</text:p>
      <text:p text:style-name="P16">Testausprojektin suunnitelma</text:p>
      <text:p text:style-name="P18">Järjestelmätestaus</text:p>
      <text:p text:style-name="P17">Toiminnallisuustestaus</text:p>
      <text:p text:style-name="P13"/>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isällysluettelo</text:p>
          </text:index-title>
          <text:p text:style-name="P14"><text:a xlink:type="simple" xlink:href="#__RefHeading___Toc138_70313565" text:style-name="Index_20_Link" text:visited-style-name="Index_20_Link">1 Ohjelmiston kuvaus<text:tab/>2</text:a></text:p>
          <text:p text:style-name="P14"><text:a xlink:type="simple" xlink:href="#__RefHeading___Toc244_70313565" text:style-name="Index_20_Link" text:visited-style-name="Index_20_Link">2 Testattavat ominaisuudet<text:tab/>2</text:a></text:p>
          <text:p text:style-name="P14"><text:a xlink:type="simple" xlink:href="#__RefHeading___Toc1064_2084224975" text:style-name="Index_20_Link" text:visited-style-name="Index_20_Link">3 Testausprojektin tavoitteet<text:tab/>3</text:a></text:p>
          <text:p text:style-name="P14"><text:a xlink:type="simple" xlink:href="#__RefHeading___Toc1066_2084224975" text:style-name="Index_20_Link" text:visited-style-name="Index_20_Link">4 Suoritettavat testaustasot ja -tyypit<text:tab/>3</text:a></text:p>
          <text:p text:style-name="P14"><text:a xlink:type="simple" xlink:href="#__RefHeading___Toc1068_2084224975" text:style-name="Index_20_Link" text:visited-style-name="Index_20_Link">5 Tietotaito<text:tab/>4</text:a></text:p>
          <text:p text:style-name="P14"><text:a xlink:type="simple" xlink:href="#__RefHeading___Toc1070_2084224975" text:style-name="Index_20_Link" text:visited-style-name="Index_20_Link">6 Aikataulu<text:tab/>4</text:a></text:p>
        </text:index-body>
      </text:table-of-content>
      <text:p text:style-name="P4"/>
      <text:h text:style-name="P25" text:outline-level="1"><text:bookmark-start text:name="__RefHeading___Toc138_70313565"/>Ohjelmiston kuvaus<text:bookmark-end text:name="__RefHeading___Toc138_70313565"/></text:h>
      <text:p text:style-name="P5">Testattavana ohjelmistona toimii Henri Haveri<text:span text:style-name="T7">sen</text:span> tuottama prototyyppi nimeltään “DatabaseClient”. Ohjelmisto on toteutettu harjoitustyönä Jyväskylän yliopiston informaatioteknologian tiedekunnan tarjoamalle kurssille TIEA306 <text:span text:style-name="T7">Ohjelmointityö</text:span>. <text:span text:style-name="T8">Ohjelmisto on työasemasovellus.</text:span></text:p>
      <text:p text:style-name="P6">Ohjelmisto on tehty tarjoamaan käyttäjälle graafisen käyttöliittymän tietokantayhteyksien muodostamiseen ja <text:span text:style-name="T10">SQL</text:span>-kyselyjen tekemiseen. Ohjelmisto on pääasiassa tarkoitettu henkilöille, jotka työskentelvät tietokantojen kanssa päivittäin, <text:span text:style-name="T8">kuten</text:span> ohjelmistokehittäjät ja IT-tuen henkilöt. Ohjelmisto ei kuitenkaan tuo suurta lisäarvoa esimerkiksi tietokantojen ylläpitäjille, sillä ohjelmisto ei tarjoa käyttöliittymää tietokantojen ylläpidollisille työkaluille. Lisäksi ohjelmisto on toistaiseksi suunnattu vain MySQL-tietokantojen käyttäjille, sillä se on tällä hetkellä ainut tuettu tietokanta.</text:p>
      <text:p text:style-name="P7">Ohjelmiston olennaisimpia ominaisuuksia ovat tietokantakyselyjen tekeminen, <text:span text:style-name="T9">tietokantayhteyksien tietojen tallentaminen ja lukeminen tiedostosta. SQL-lauseiden tallentaminen ja lukeminen tiedostosta sekä SQL-kyselyn tulosten vienti tiedostoon. Lisäksi käyttöliittymä pitää kirjaa käyttäjän syöttämistä SQL-kyselyistä session aikana. Käyttäjä voi valita ja suorittaa aiemmin tekemänsä kyselyn uudestaan alasvetolaatikosta. SQL-kyselyiden syötekenttä suorittaa oletuksena SQL-kyselyn siltä riviltä, jolla kursori on. On myös mahdollista maalata suoritettava SQL-kysely. Tietokantayhteyden muodustuttua käyttöliittymä näyttää myös listauksen tietokannassa olevista tauluista.</text:span></text:p>
      <text:h text:style-name="P25" text:outline-level="1"><text:bookmark-start text:name="__RefHeading___Toc244_70313565"/>Testattavat ominaisuudet<text:bookmark-end text:name="__RefHeading___Toc244_70313565"/></text:h>
      <text:p text:style-name="P19">Testattavat ominaisuudet ja perustelut testauksen tarpeelle ovat esiteltynä seuraavassa listassa.</text:p>
      <text:list xml:id="list5197595505525198925" text:style-name="L1">
        <text:list-item>
          <text:p text:style-name="P20">Tietokantayhteyksien muodostaminen on edellytys ohjelmiston käyttämiselle, ja siksi sen toiminnallisuutta on testattava.</text:p>
        </text:list-item>
        <text:list-item>
          <text:p text:style-name="P20">SQL-kyselyjen tekeminen tietokantaan on ohjelmiston pääasiallinen käyttötarkoitus ja siten sen toiminnallisuus tulee testata.</text:p>
        </text:list-item>
        <text:list-item>
          <text:p text:style-name="P20"><text:soft-page-break/>Tietokantayhteyksien tietojen tallentaminen ja lukeminen tiedostosta on käytettävyydeltään tärkeä ominaisuus, <text:span text:style-name="T11">jonka vuoksi sen toiminnallisuuden testaaminen on tärkeää.</text:span></text:p>
        </text:list-item>
        <text:list-item>
          <text:p text:style-name="P21">SQL-kyselyn tulosten vienti tiedostoon on usein haluttu ja tarpeellinen ominaisuus, jonka vuoksi ominaisuutta tulee testata.</text:p>
        </text:list-item>
        <text:list-item>
          <text:p text:style-name="P21">Käytöliittymä tuottaa myös käyttäjälle näkyvää lokia, jossa kerrotaan tarkemmin <text:span text:style-name="T13">onnistumis- sekä virheviesteistä. Lokin toimintaa ja viestien selkeyttä on tärkeä testata, koska se kertoo käyttäjälle ohjelmiston tilasta sekä auttaa selvittämään mahdollisia ongelmatilanteita.</text:span></text:p>
        </text:list-item>
      </text:list>
      <text:p text:style-name="P8">Seuraavassa listassa on testauksesta pois rajatut ominaisuudet ja perustelut rajauksille.</text:p>
      <text:list xml:id="list7940141349178761478" text:style-name="L2">
        <text:list-item>
          <text:p text:style-name="P23">SQL-kyselyiden lukeminen ja tallentaminen tiedostoon <text:span text:style-name="T12">ei ole kriittinen ja usein tarpeellinenkaan ominaisuus, joten se on rajattu pois testattavista ominaisuuksista.</text:span></text:p>
        </text:list-item>
        <text:list-item>
          <text:p text:style-name="P22">Käyttäjän syöttämien SQL-kyselyiden <text:span text:style-name="T13">ylläpitäminen ja niiden valitseminen alasvetolaatikosta ei ole myöskään käyttöä estävä ominaisuus, joten sen toiminnallisuutta ei tässä testausprojektissa testata.</text:span></text:p>
        </text:list-item>
        <text:list-item>
          <text:p text:style-name="P24">Tietokantataulujen näyttäminen visuaalisesti tietokantayhteyden muodostumisen jälkeen ei ole tärkeä ominaisuus, ja lisäksi kyseinen tieto on käyttäjän mahdollista hakea myös SQL-kyselyllä. Näistä syistä kyseistä ominaisuutta ei testata.</text:p>
        </text:list-item>
        <text:list-item>
          <text:p text:style-name="P24">Syötekentän toiminnallisuuksia (maalatun SQL-kyselen suorittaminen, kursorin rivillä olevan SQL-kyselyn suorittaminen) ei testata, koska niiden uupuminen ei estä ohjelmiston käyttöä.</text:p>
        </text:list-item>
      </text:list>
      <text:p text:style-name="P9">Edellä olevien listauksen valinnoissa on vaikuttanut myös testausprojektin työmäärän vähentäminen.</text:p>
      <text:h text:style-name="P26" text:outline-level="1"><text:bookmark-start text:name="__RefHeading___Toc1064_2084224975"/>Testausprojektin tavoitteet<text:bookmark-end text:name="__RefHeading___Toc1064_2084224975"/></text:h>
      <text:p text:style-name="P10">Vaikka ohjelmisto on vain prototyyppi, on sitä tärkeää testata keskeisten ja käyttöä olennaisesti haittaavien puutteiden sekä virheiden löytämiseksi. Varhaisessa vaiheessa löydettyjen ongelmien korjaaminen on edullisempaa, ja mikäli testauksessa havaittaisiin jokin ominaisuus tai toteutus käyttökelvottomasti, ei sitä turhaan alettaisi implementoimaan oikeaan tuotteeseen. Lisäksi jos prototyyppiä demottaisiin asiakkaalle, on ohjelmiston perustoiminnallisuuksian oltava kunnossa. Tällä testausprojektilla halutaan nimenomaan kiinnittää huomiota kriittisten ominaisuuksien varmaan toiminnallisuuteen ja mahdollisesti löytää parannus/korjaus ideoita.</text:p>
      <text:h text:style-name="P26" text:outline-level="1"><text:bookmark-start text:name="__RefHeading___Toc1066_2084224975"/>Suoritettavat testaustasot ja -tyypit<text:bookmark-end text:name="__RefHeading___Toc1066_2084224975"/></text:h>
      <text:p text:style-name="P11">Ohjelmistolle suoritetaan järjestelmätason toiminnallisuustestaus. Testattavat <text:span text:style-name="T15">sekä</text:span> pois rajatut ominaisuudet <text:span text:style-name="T15">on</text:span> esitelty kappaleessa 2.</text:p>
      <text:h text:style-name="P27" text:outline-level="1"><text:bookmark-start text:name="__RefHeading___Toc1068_2084224975"/><text:soft-page-break/><text:span text:style-name="T14">T</text:span>ietotaito<text:bookmark-end text:name="__RefHeading___Toc1068_2084224975"/></text:h>
      <text:p text:style-name="P11">Allekirjoittanut on itse kehittänyt testattavan ohjelmiston, joten sen toiminnallisuudet ja toteutus ovat tuttuja. Lisäksi olen työskennellyt noin 2.5 vuotta ohjelmistotalossa, jossa olen saanut hyvän yleiskäsityksen ohjelmistojen kehittämisestä sekä vakaan ohjelmointiosaamisen. Testauksesta minulla ei ole <text:span text:style-name="T16">aiempaa kokemusta, muuta kuin manuaalisesti ominaisuuksien testaaminen, eli “kyllähän se näyttäisi toimivan” -tyylinen testaus.</text:span></text:p>
      <text:h text:style-name="P27" text:outline-level="1"><text:bookmark-start text:name="__RefHeading___Toc1070_2084224975"/>Aikataulu<text:bookmark-end text:name="__RefHeading___Toc1070_2084224975"/></text:h>
      <text:p text:style-name="P12">Testaussuunitelmien suunniteltu toimituspäivä on viimeistään 20.10, testaus- ja analyysiraporttien <text:span text:style-name="T17">suunniteltu </text:span>toimituspävä <text:span text:style-name="T17">on viimeistään </text:span>3.11 <text:span text:style-name="T17">ja viimeisteltyjen tulosten toimituspäivä viimeistään 10.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09db63"/>
    </style:style>
    <style:style style:name="MP2" style:family="paragraph" style:parent-style-name="Header">
      <style:text-properties officeooo:rsid="0019a9ec" officeooo:paragraph-rsid="0009db63"/>
    </style:style>
    <style:style style:name="MT1" style:family="text">
      <style:text-properties officeooo:rsid="0019a9ec"/>
    </style:style>
    <style:style style:name="MT2" style:family="text">
      <style:text-properties officeooo:rsid="002311f9"/>
    </style:style>
    <style:style style:name="MT3" style:family="text">
      <style:text-properties style:font-name="Courier"/>
    </style:style>
    <style:style style:name="MT4" style:family="text">
      <style:text-properties officeooo:rsid="0009db63"/>
    </style:style>
    <style:style style:name="MT5" style:family="text">
      <style:text-properties officeooo:rsid="0020f9d1"/>
    </style:style>
    <style:style style:name="MT6" style:family="text">
      <style:text-properties officeooo:rsid="001f026d"/>
    </style:style>
    <style:style style:name="MT7" style:family="text">
      <style:text-properties officeooo:rsid="000c32c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
      </style:header>
      <style:header-first>
        <text:p text:style-name="MP1"><text:span text:style-name="MT1">Ryhmä: </text:span>Tea<text:span text:style-name="MT2">m</text:span>H</text:p>
        <text:p text:style-name="MP2">Tekijä: Henri Haverinen, <text:span text:style-name="MT3">henri.s.haverinen@student.jyu.fi</text:span></text:p>
        <text:p text:style-name="MP2">Dokumentti: <text:span text:style-name="MT4">Testausprojektin suunnitelma</text:span></text:p>
        <text:p text:style-name="MP2">Julkisuustaso: Julkinen</text:p>
        <text:p text:style-name="MP2">Päivämäärä: <text:span text:style-name="MT4">26</text:span>.9.2017</text:p>
        <text:p text:style-name="MP2">Versio: <text:span text:style-name="MT5">1</text:span>.<text:span text:style-name="MT5">0</text:span>.<text:span text:style-name="MT6">0</text:span></text:p>
        <text:p text:style-name="MP2">Opintojakso: TIES546 Ohjelmistotestaus, Jyväskylän yliopisto,</text:p>
        <text:p text:style-name="MP2"><text:s text:c="8"/><text:span text:style-name="MT7">i</text:span>nformaatioteknologian tiedekunta</text:p>
        <text:p text:style-name="MP2">Versiohallinta: <text:span text:style-name="MT3">https://github.com/hhaverinen/TIES546</text:span></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5T20:02:53.124924853</meta:creation-date>
    <dc:date>2017-09-28T09:32:10.355353482</dc:date>
    <meta:editing-duration>PT1H26M21S</meta:editing-duration>
    <meta:editing-cycles>11</meta:editing-cycles>
    <meta:generator>LibreOffice/5.1.6.2$Linux_X86_64 LibreOffice_project/10m0$Build-2</meta:generator>
    <meta:document-statistic meta:table-count="0" meta:image-count="0" meta:object-count="0" meta:page-count="4" meta:paragraph-count="45" meta:word-count="581" meta:character-count="5552" meta:non-whitespace-character-count="5017"/>
  </office:meta>
</office:document-meta>
</file>